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office:font-face-decls>
  <office:automatic-styles>
    <style:style style:name="P1" style:family="paragraph" style:parent-style-name="Standard">
      <style:paragraph-properties fo:margin-bottom="0.2000in"/>
      <style:text-properties style:font-name="Calibri" fo:font-size="12.0pt" fo:color="#000000"/>
    </style:style>
    <style:style style:name="P2" style:family="paragraph" style:parent-style-name="Standard">
      <style:paragraph-properties fo:margin-bottom="0.2000in" fo:margin-left="0.5000in" fo:text-indent="-0.5000in">
        <style:tab-stops>
          <style:tab-stop style:position="0.1528in"/>
          <style:tab-stop style:position="0.5000in"/>
        </style:tab-stops>
      </style:paragraph-properties>
      <style:text-properties style:font-name="Calibri" fo:font-size="12.0pt" fo:color="#000000"/>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office:automatic-styles>
  <office:body>
    <office:text>
      <text:p text:style-name="P1"><text:span text:style-name="T1">Functional Requirements:</text:span></text:p>
      <text:list text:style-name="L1">
        <text:list-item>
          <text:p text:style-name="P2">The App shall run on the Android OS and iOS.</text:p>
        </text:list-item>
        <text:list-item>
          <text:p text:style-name="P2">The App shall contain a Tab Menu that displays five pressable Menu Buttons: a Home Menu Button, a Service Menu Button, a Favorites Menu Button, a Room Menu Button, and a Scavenger Hunt Menu Button.</text:p>
        </text:list-item>
        <text:list-item>
          <text:p text:style-name="P2">The App shall display the Screen associated with a Menu Button when the User presses on the Menu Button.</text:p>
        </text:list-item>
        <text:list-item>
          <text:p text:style-name="P2">The Where Am I Screen shall, upon determining the User's Current Location, display the Service Results Screen.</text:p>
        </text:list-item>
        <text:list-item>
          <text:p text:style-name="P2">The Where Am I Screen shall display a Spinning Wheel icon and a “Searching For Nearest Building...” text while it determines the User's Current Location.</text:p>
        </text:list-item>
        <text:list-item>
          <text:p text:style-name="P2">The App shall display an Error Message indicating that the User is too far away from the PSU Harrisburg campus if the distance between their current GPS Coordinates and the closest Building is determined to be greater than or equal to 1600 meters while the App is displaying the Where Am I Screen.</text:p>
        </text:list-item>
        <text:list-item>
          <text:p text:style-name="P2">The App shall contain a Scavenger Hunt Screen that will allow the User the option of a more interactive way to learn about the available Services at PSU Harrisburg.</text:p>
        </text:list-item>
        <text:list-item>
          <text:p text:style-name="P2">A Scavenger Hunt Clue shall contain at least 1 Scavenger Hunt Clue Description and a Scavenger Hunt Clue Solution.</text:p>
        </text:list-item>
        <text:list-item>
          <text:p text:style-name="P2">A Scavenger Hunt Clue shall have the ability to contain an ordered list of Scavenger Hunt Clue Descriptions.</text:p>
        </text:list-item>
        <text:list-item>
          <text:p text:style-name="P2">A Scavenger Hunt Clue shall have the ability to contain an optional Clue Picture.</text:p>
        </text:list-item>
        <text:list-item>
          <text:p text:style-name="P2">A Scavenger Hunt Clue Solution shall be either a String or GPS Coordinates.</text:p>
        </text:list-item>
        <text:list-item>
          <text:p text:style-name="P2">The Scavenger Hunt Screen shall display the Current Clue's Clue Description and, if exists, the Current Clue's Clue Picture.</text:p>
        </text:list-item>
        <text:list-item>
          <text:p text:style-name="P2">The Scavenger Hunt Screen shall provide a Text Box if the Current Clue's Clue Solution is a String.</text:p>
        </text:list-item>
        <text:list-item>
          <text:p text:style-name="P2">The Scavenger Hunt Screen shall provide the Scavenger Hunt Check Button at the bottom right of the screen, just above the Tab Menu.</text:p>
        </text:list-item>
        <text:list-item>
          <text:p text:style-name="P2">The Scavenger Hunt Screen shall provide the Scavenger Hunt Hint Button at the bottom left of the screen, just above the Tab Menu.</text:p>
        </text:list-item>
        <text:list-item>
          <text:p text:style-name="P2">The App shall show the Scavenger Hunt Screen with the next Scavenger Hunt Clue Description for the Current Clue when the User presses the Scavenger Hunt Hint Button.</text:p>
        </text:list-item>
        <text:list-item>
          <text:p text:style-name="P2">The App shall show the Scavenger Hunt Screen with the first Scavenger Hunt Clue Description for the Current Clue when the User presses the Scavenger Hunt Hint Button and the currently displayed Scavenger Hunt Clue Description is the last in the Current Clue's list of Scavenger Hunt Clue Descriptions.</text:p>
        </text:list-item>
        <text:list-item>
          <text:p text:style-name="P2">The App shall show the Scavenger Hunt Screen with the next unsolved Scavenger Hunt Clue upon the User pressing the Scavenger Hunt Check Button with Clue Input that matches the Current Clue's Scavenger Hunt Clue Solution.</text:p>
        </text:list-item>
        <text:list-item>
          <text:p text:style-name="P2">The App shall mark the Current Clue as solved upon the User pressing the Scavenger Hunt Check Button with Clue Input that matches the Current Clue's Scavenger Hunt Clue Solution.</text:p>
        </text:list-item>
        <text:list-item>
          <text:p text:style-name="P2">The App shall display an Error Message indicating that the User has completed the Scavenger Hunt when every Scavenger Hunt Clue has been marked as solved by the App.</text:p>
        </text:list-item>
        <text:list-item>
          <text:p text:style-name="P2">The App shall mark every Scavenger Hunt Clue as unsolved after the User has solved every Scavenger Hunt Clue and the Error Message indicating Scavenger Hunt completion has been displayed.</text:p>
        </text:list-item>
        <text:list-item>
          <text:p text:style-name="P2">The App shall contain a Service Database that maps a Service's name to Service Data.</text:p>
        </text:list-item>
        <text:list-item>
          <text:p text:style-name="P2">The Service Search Screen shall contain a Search Bar at the top followed by a list of clickable Service List Items.</text:p>
        </text:list-item>
        <text:list-item>
          <text:p text:style-name="P2">The App shall filter the Service List Items in the Service Search Screen by those whose Button Text contains a substring of the Search Bar's text.</text:p>
        </text:list-item>
        <text:list-item>
          <text:p text:style-name="P2">The App shall display the Service Results Screen when the User presses a Service List Item from the Service Search Screen.</text:p>
        </text:list-item>
        <text:list-item>
          <text:p text:style-name="P2">A Service List Item shall represent either a Web Service, a Building, or a Building Service.</text:p>
        </text:list-item>
        <text:list-item>
          <text:p text:style-name="P2">The Service Results Screen shall display the Service List Item’s mapped Service Data from the Service Database</text:p>
        </text:list-item>
        <text:list-item>
          <text:p text:style-name="P2">The Service Results Screen shall provide the Take Me There Button if the Service Data being displayed contains GPS Coordinates.</text:p>
        </text:list-item>
        <text:list-item>
          <text:p text:style-name="P2">The Service Results Screen shall provide the Add To Favorites Button.</text:p>
        </text:list-item>
        <text:list-item>
          <text:p text:style-name="P2">The App shall request for directional assistance via an Outside System such as Google Maps or Apple Maps to the currently displayed Service Data's GPS Coordinates upon the User pressing the Take Me There Button.</text:p>
        </text:list-item>
        <text:list-item>
          <text:p text:style-name="P2">The App shall open the Operating System's default browser upon the User pressing on the Service's website URL from the Service Results Screen.</text:p>
        </text:list-item>
        <text:list-item>
          <text:p text:style-name="P2">The App shall call the Service's contact phone number, upon the User pressing on the Service's contact phone number and pressing on the following Prompts 'yes' option from the Service Results Screen.</text:p>
        </text:list-item>
        <text:list-item>
          <text:p text:style-name="P2">Service Data shall contain the Service's name, a quick textual description of the Service, a contact phone number of the Service (if Applicable), and website URL to the Service (if applicable).</text:p>
        </text:list-item>
        <text:list-item>
          <text:p text:style-name="P2">The App shall contain a Room Database that maps a Room Number and Building name tuple to Room Data.</text:p>
        </text:list-item>
        <text:list-item>
          <text:p text:style-name="P2">Room Data shall contain the Room Number, the name of the Building it's located in, a quick textual description of what the room is used for, and simple textual directions to the room's location on PSU Harrisburg's campus.</text:p>
        </text:list-item>
        <text:list-item>
          <text:p text:style-name="P2">The Room Search Screen shall provide a Text Box for the User to input a Room Number. </text:p>
        </text:list-item>
        <text:list-item>
          <text:p text:style-name="P2">The Room Search Screen shall provide a Dropdown Menu for the User to select a Building Name.</text:p>
        </text:list-item>
        <text:list-item>
          <text:p text:style-name="P2">The Room Search Screen shall provide a Search Button for the User to submit their tuple of Room Number and Building Name that the App will use to search the Room Database.</text:p>
        </text:list-item>
        <text:list-item>
          <text:p text:style-name="P2">The App shall display the Room Results Screen upon the User pressing the Search Button on the Room Search Screen with a Room Number and Building Name tuple that has been mapped to in the Room Database.</text:p>
        </text:list-item>
        <text:list-item>
          <text:p text:style-name="P2">The App shall display an Error Message when the User presses the Search Button on the Room Search Screen with a Room Number and Building Name tuple that is unmapped in the Room Database.</text:p>
        </text:list-item>
        <text:list-item>
          <text:p text:style-name="P2">The Room Results Screen shall display the mapped Room Data for the Room Number and Building Name tuple from the Room Database.</text:p>
        </text:list-item>
        <text:list-item>
          <text:p text:style-name="P2">The App shall contain a Trip Database that maps a Trip's name to Trip Data.</text:p>
        </text:list-item>
        <text:list-item>
          <text:p text:style-name="P2">The App shall contain a Trip Search Screen that allows the User to search through available Trips by month.</text:p>
        </text:list-item>
        <text:list-item>
          <text:p text:style-name="P2">The Service Results Screen shall display the Trip List Item’s mapped Trip Data from the Trip Database</text:p>
        </text:list-item>
        <text:list-item>
          <text:p text:style-name="P2">The App shall contain a Favorites Screen that allows the User to quickly get to the Service Results Screen for their favorited Services.</text:p>
        </text:list-item>
        <text:list-item>
          <text:p text:style-name="P2">The App's installable binary shall be no larger than 60MB.</text:p>
        </text:list-item>
        <text:list-item>
          <text:p text:style-name="P2">The App shall connect to any necessary Outside Systems for GPS Coordinates, <text:s/>directional assistance, internet access, or phone dialing access.</text:p>
        </text:list-item>
        <text:list-item>
          <text:p text:style-name="P2">The App shall determine that the Scavenger Hunt Screen's Text Box's text matches the Current Clue's Clue Solution's text by a case-insensitive comparison of alphanumeric characters.</text:p>
        </text:list-item>
        <text:list-item>
          <text:p text:style-name="P2">The App shall determine that the User's GPS Coordinates match the Current Clue's Clue Solution's GPS Coordinates if the distance between the two formerly mentioned GPS Coordinates is less than or equal to 16 meters.</text:p>
        </text:list-item>
        <text:list-item>
          <text:p text:style-name="P2">The App shall display the Home Screen upon launch.</text:p>
        </text:list-item>
        <text:list-item>
          <text:p text:style-name="P2">The App shall contain a Settings Screen that allows the User to swap between light and dark themes as well as access version information and credits.</text:p>
        </text:list-item>
        <text:list-item>
          <text:p text:style-name="P2">The App shall display the associated Screen when the User presses a List Item on the Home Screen.</text:p>
        </text:list-item>
        <text:list-item>
          <text:p text:style-name="P2">The App shall allow a User to add a Service to their Favorites from the Service Results Screen.</text:p>
        </text:list-item>
        <text:list-item>
          <text:p text:style-name="P2">The App shall display the Tab Menu and all Menu Buttons at the bottom of every Screen except the Home Screen, Settings Screen, and Where Am I Screen.</text:p>
        </text:list-item>
      </text:list>
      <text:p text:style-name="P1"/>
      <text:p text:style-name="P1"><text:span text:style-name="T1">Non-Functional Requirements:</text:span></text:p>
      <text:list text:style-name="L1">
        <text:list-item>
          <text:p text:style-name="P2">The App shall minimize its usage of GPS.</text:p>
        </text:list-item>
        <text:list-item>
          <text:p text:style-name="P2">The App shall minimize its battery dr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office:meta>
</office:document-meta>
</file>